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3" style:family="paragraph" style:parent-style-name="Text_20_body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me</text:h>
      <text:p text:style-name="Standard">Escape</text:p>
      <text:p text:style-name="Text_20_body"/>
      <text:h text:style-name="Heading_20_1" text:outline-level="1">Status</text:h>
      <text:list xml:id="list1487321495393540519" text:style-name="L1">
        <text:list-item>
          <text:p text:style-name="P1">Jam ended yesterday, and I missed the deadline. Again. I got down bad with the flue days before the deadline, but I don’t like the pattern of trying to make things and not making them. I want to make a thing. <text:span text:style-name="T1">I’ll try refactoring and making implementation tests.</text:span></text:p>
        </text:list-item>
        <text:list-item>
          <text:p text:style-name="P2">Let’s try idea with kinematic joint re-attachemnt . Update: it kinda worked, but needs more attention</text:p>
        </text:list-item>
        <text:list-item>
          <text:p text:style-name="P2">Exiting is now kinda a thing - but I need to create an interface so that brain and legs can talk. </text:p>
        </text:list-item>
      </text:list>
      <text:h text:style-name="Heading_20_1" text:outline-level="1">Want</text:h>
      <text:list xml:id="list6941052054235580521" text:style-name="L2">
        <text:list-item>
          <text:p text:style-name="P3">Breaking out of prison</text:p>
        </text:list-item>
        <text:list-item>
          <text:p text:style-name="P3">Variety of places to escape from</text:p>
        </text:list-item>
        <text:list-item>
          <text:p text:style-name="P3">Autonomous agents that do their own stuff</text:p>
        </text:list-item>
        <text:list-item>
          <text:p text:style-name="P3">Things that make escaping easier</text:p>
        </text:list-item>
        <text:list-item>
          <text:p text:style-name="P3">Things that make escaping difficult</text:p>
        </text:list-item>
        <text:list-item>
          <text:p text:style-name="P3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<text:soft-page-break/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p text:style-name="Text_20_body">UPDATE2:</text:p>
      <text:p text:style-name="Text_20_body">Can't make it work with physics bodies so far. Will have to switch to a simpler solution probably.</text:p>
      <text:p text:style-name="Text_20_body">I can make my dudes move with Navigation Server, but I have no idea how to allow them to move in directions instead of going to locations.</text:p>
      <text:p text:style-name="Text_20_body">How about a KinecticBody that follows a path created by Navigation Server connected to a RigidBody by a Joint.</text:p>
      <text:p text:style-name="Text_20_body">In an active walking state the KineticBody would follow a selected path and adjust it to match deformations caused by the RigidBody.</text:p>
      <text:p text:style-name="Text_20_body">When in passive mode KineticBody would just follow the RigidBody?</text:p>
      <text:p text:style-name="Text_20_body">UPDATE3:</text:p>
      <text:p text:style-name="Text_20_body">PathFollow with a KinematicBody connected to a RigidBody by a joint seems promising - just make it think a bit whenever the 2 bodies are far away.</text:p>
      <text:p text:style-name="Text_20_body"/>
      <text:p text:style-name="Text_20_body"/>
      <text:p text:style-name="Text_20_body"><text:soft-page-break/>New concept:</text:p>
      <text:p text:style-name="Text_20_body">Make them kinda smart - by default they will try to follow orders or do whatever an item makes them do, but if they got nothing better to do they will switch to idle mode.</text:p>
      <text:p text:style-name="Text_20_body">I keep coming back to using state machine for logic - so how would it even work?</text:p>
      <text:p text:style-name="Text_20_body">Path to exit state - in which the agent has a clear path to the exit and they make a B line to it.</text:p>
      <text:p text:style-name="Text_20_body">Fear state - there is something that that compels the agent to move away from it.</text:p>
      <text:p text:style-name="Text_20_body">Idle state - walk around in random directions.</text:p>
      <text:p text:style-name="Text_20_body">Explore state - walk to predefined locations on the map.</text:p>
      <text:p text:style-name="Text_20_body">Grab state - an item has been found, move to it.</text:p>
      <text:p text:style-name="Text_20_body">Follow state - emitted by an agent, makes all other agents walk to the location from which it was called</text:p>
      <text:p text:style-name="Text_20_body">THAT IS WAY TOO MANY STATES!</text:p>
      <text:p text:style-name="Text_20_body">I need to cut this down to the essential ones.</text:p>
      <text:p text:style-name="Text_20_body">Exit state, Follow state and Grab state can be abstracted to a general GoTo State - where the Agent is walking to a specific location</text:p>
      <text:p text:style-name="Text_20_body">Idle state, an in-between state where the agent has nothing to do.</text:p>
      <text:p text:style-name="Text_20_body">That's 2 state that cover pretty much everything.</text:p>
      <text:p text:style-name="Text_20_body">I also want a priority system - so that some things might be </text:p>
      <text:p text:style-name="Text_20_body"/>
      <text:h text:style-name="Heading_20_2" text:outline-level="2"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p text:style-name="Text_20_body">Re-using the built in functionality of Control nodes for this seems logical.</text:p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  <text:p text:style-name="Text_20_body"/>
      <text:h text:style-name="Heading_20_1" text:outline-level="1">Assets</text:h>
      <text:p text:style-name="Text_20_body">For agents I'll go with simple circles and give them personality later on.</text:p>
      <text:p text:style-name="Text_20_body"><text:soft-page-break/>For level - I would like a 40x40 simple tile set from which I'll build most of the levels + some furniture / doors / details.</text:p>
      <text:p text:style-name="Text_20_body"/>
      <text:p text:style-name="Text_20_body">I want to make all of them myself - preferably as a challenge where I make a long list of stuff and then I try making each asset under a minute?</text:p>
      <text:p text:style-name="Text_20_body"/>
      <text:p text:style-name="Text_20_body">I would also like to try some voice recording with a voice chan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19M55S</meta:editing-duration>
    <meta:editing-cycles>23</meta:editing-cycles>
    <meta:generator>OpenOffice/4.1.13$Win32 OpenOffice.org_project/4113m1$Build-9810</meta:generator>
    <dc:date>2024-02-21T22:59:18.08</dc:date>
    <meta:document-statistic meta:table-count="0" meta:image-count="0" meta:object-count="0" meta:page-count="4" meta:paragraph-count="80" meta:word-count="1175" meta:character-count="6190"/>
    <dc:creator>Jakub </dc:creator>
    <meta:user-defined meta:name="Info 1"/>
    <meta:user-defined meta:name="Info 2"/>
    <meta:user-defined meta:name="Info 3"/>
    <meta:user-defined meta:name="Info 4"/>
  </office:meta>
</office:document-meta>
</file>